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ifest.getN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Categ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ifest.word( StreamTokenizer 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ifest.getValue( String key , String de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nifest.getRequiredExecutionEnviron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ifest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ifest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Activ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Manifes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Dupl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setDuplicates( Vector dupl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put( Object header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ifest.ge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Bs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Parameter( StreamTokenizer 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nifest.getValu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setHost( ManifestEntry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Copy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Classpath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ifest.set_native( Native [ ] _na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StreamTokenizer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nifest.getEx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Native( String lin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anifest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Requ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Docu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warnin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_n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parse( Reader 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nifest.Manifest(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Symbolic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ifest.setBsn( ManifestEntry bs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ifest.Manifest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entry( String lin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Manifest.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ifest.getEntries( String lin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